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545cm" fo:min-width="1.152cm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8" style:family="paragraph">
      <style:text-properties fo:font-size="11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36pt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color="#000000" fo:font-size="10pt" fo:language="en" fo:country="GB" fo:font-weight="bold" style:font-size-asian="10pt" style:font-size-complex="10pt"/>
    </style:style>
    <style:style style:name="T5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.349cm" svg:height="1.673cm" svg:x="0.48cm" svg:y="5.5cm">
          <draw:text-box>
            <text:p text:style-name="P1"><text:span text:style-name="T1">B</text:span></text:p>
          </draw:text-box>
        </draw:frame>
        <draw:frame draw:style-name="gr2" draw:text-style-name="P1" draw:layer="layout" svg:width="7.639cm" svg:height="6.65cm" svg:x="2.353cm" svg:y="5.721cm">
          <draw:text-box>
            <text:p text:style-name="P1">[][A-D-MANP]</text:p>
            <text:p text:style-name="P1">{[(2+1&gt;N)]</text:p>
            <text:p text:style-name="P1"><text:tab/>[A-D-GLCP]</text:p>
            <text:p text:style-name="P1"><text:tab/><text:tab/>{[(2+1&gt;N)]</text:p>
            <text:p text:style-name="P1"><text:tab/><text:tab/><text:tab/>[A-D-GULP]</text:p>
            <text:p text:style-name="P1"><text:tab/><text:tab/>{[(&lt;2+1)]</text:p>
            <text:p text:style-name="P1"><text:tab/>[A-D-GALP]</text:p>
            <text:p text:style-name="P1">{[(&lt;2+1)]</text:p>
            <text:p text:style-name="P1">[A-D-IDOP]{}}}}}</text:p>
          </draw:text-box>
        </draw:frame>
        <draw:frame draw:style-name="gr1" draw:text-style-name="P2" draw:layer="layout" svg:width="1.421cm" svg:height="1.673cm" svg:x="10.481cm" svg:y="5.401cm">
          <draw:text-box>
            <text:p text:style-name="P1"><text:span text:style-name="T1">C</text:span></text:p>
          </draw:text-box>
        </draw:frame>
        <draw:frame draw:style-name="gr2" draw:text-style-name="P1" draw:layer="layout" svg:width="6.949cm" svg:height="13.76cm" svg:x="12.899cm" svg:y="5.725cm">
          <draw:text-box>
            <text:p text:style-name="P1">RES</text:p>
            <text:p text:style-name="P1">1b:a-dman-HEX-1:5</text:p>
            <text:p text:style-name="P1">2r:r1</text:p>
            <text:p text:style-name="P1">3b:a-dido-HEX-1:5</text:p>
            <text:p text:style-name="P1">LIN</text:p>
            <text:p text:style-name="P1">1:1o(2+1)2n</text:p>
            <text:p text:style-name="P1">2:2n(2+1)3d</text:p>
            <text:p text:style-name="P1"><text:span text:style-name="T2">REP</text:span></text:p>
            <text:p text:style-name="P1"><text:span text:style-name="T3">REP1</text:span>:6o(2+1)4d=-1--1</text:p>
            <text:p text:style-name="P1">RES</text:p>
            <text:p text:style-name="P1">4b:a-dglc-HEX-1:5</text:p>
            <text:p text:style-name="P1">5r:r2</text:p>
            <text:p text:style-name="P1">6b:a-dgal-HEX-1:5</text:p>
            <text:p text:style-name="P1">LIN</text:p>
            <text:p text:style-name="P1">3:4o(2+1)5n</text:p>
            <text:p text:style-name="P1">4:5n(2+1)6d</text:p>
            <text:p text:style-name="P1"><text:span text:style-name="T3">REP2</text:span>:7o(2+1)7d=-1--1</text:p>
            <text:p text:style-name="P1">RES</text:p>
            <text:p text:style-name="P1">7b:a-dgul-HEX-1:5</text:p>
          </draw:text-box>
        </draw:frame>
        <draw:rect draw:style-name="gr3" draw:text-style-name="P3" draw:layer="layout" svg:width="10.064cm" svg:height="14.599cm" svg:x="0.378cm" svg:y="5.278cm">
          <text:p text:style-name="P1"/>
        </draw:rect>
        <draw:rect draw:style-name="gr3" draw:text-style-name="P3" draw:layer="layout" svg:width="10.064cm" svg:height="14.599cm" svg:x="10.478cm" svg:y="5.279cm">
          <text:p text:style-name="P1"/>
        </draw:rect>
        <draw:custom-shape draw:style-name="gr4" draw:text-style-name="P4" draw:layer="layout" svg:width="8.565cm" svg:height="1.967cm" svg:x="4.671cm" svg:y="2.896cm">
          <text:p text:style-name="P1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3.508cm" svg:y1="3.957cm" svg:x2="4.739cm" svg:y2="3.957cm">
          <text:p text:style-name="P1"/>
        </draw:line>
        <draw:custom-shape draw:style-name="gr6" draw:text-style-name="P7" draw:layer="layout" svg:width="1.652cm" svg:height="0.805cm" svg:x="13.115cm" svg:y="4.621cm">
          <text:p text:style-name="P6"><text:span text:style-name="T4">? - ?</text:span></text:p>
          <draw:enhanced-geometry svg:viewBox="0 0 21600 21600" draw:type="mso-spt202" draw:enhanced-path="M 0 0 L 21600 0 21600 21600 0 21600 0 0 Z N"/>
        </draw:custom-shape>
        <draw:frame draw:style-name="gr1" draw:layer="layout" svg:width="3.381cm" svg:height="0.962cm" svg:x="0.319cm" svg:y="3.398cm">
          <draw:text-box>
            <text:p text:style-name="P1">A-D-Manp</text:p>
          </draw:text-box>
        </draw:frame>
        <draw:frame draw:style-name="gr1" draw:layer="layout" svg:width="3.11cm" svg:height="0.962cm" svg:x="4.82cm" svg:y="3.398cm">
          <draw:text-box>
            <text:p text:style-name="P1">A-D-Glcp</text:p>
          </draw:text-box>
        </draw:frame>
        <draw:custom-shape draw:style-name="gr4" draw:text-style-name="P4" draw:layer="layout" svg:width="8.391cm" svg:height="1.967cm" svg:x="8.953cm" svg:y="2.897cm">
          <text:p text:style-name="P1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809cm" svg:y1="3.957cm" svg:x2="9.04cm" svg:y2="3.957cm">
          <text:p text:style-name="P1"/>
        </draw:line>
        <draw:frame draw:style-name="gr1" draw:layer="layout" svg:width="3.144cm" svg:height="0.962cm" svg:x="9.12cm" svg:y="3.398cm">
          <draw:text-box>
            <text:p text:style-name="P1">A-D-Gulp</text:p>
          </draw:text-box>
        </draw:frame>
        <draw:custom-shape draw:style-name="gr6" draw:text-style-name="P7" draw:layer="layout" svg:width="1.652cm" svg:height="0.805cm" svg:x="17.215cm" svg:y="4.622cm">
          <text:p text:style-name="P6"><text:span text:style-name="T4">? - ?</text:span>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12.01cm" svg:y1="3.957cm" svg:x2="13.241cm" svg:y2="3.957cm">
          <text:p text:style-name="P1"/>
        </draw:line>
        <draw:frame draw:style-name="gr1" draw:text-style-name="P8" draw:layer="layout" svg:width="1.162cm" svg:height="0.683cm" svg:x="3.522cm" svg:y="3.399cm">
          <draw:text-box>
            <text:p text:style-name="P1"><text:span text:style-name="T5">2+1</text:span></text:p>
          </draw:text-box>
        </draw:frame>
        <draw:frame draw:style-name="gr1" draw:text-style-name="P8" draw:layer="layout" svg:width="1.162cm" svg:height="0.683cm" svg:x="7.822cm" svg:y="3.4cm">
          <draw:text-box>
            <text:p text:style-name="P1"><text:span text:style-name="T5">2+1</text:span></text:p>
          </draw:text-box>
        </draw:frame>
        <draw:frame draw:style-name="gr1" draw:text-style-name="P8" draw:layer="layout" svg:width="1.162cm" svg:height="0.683cm" svg:x="12.022cm" svg:y="3.4cm">
          <draw:text-box>
            <text:p text:style-name="P1"><text:span text:style-name="T5">2+1</text:span></text:p>
          </draw:text-box>
        </draw:frame>
        <draw:line draw:style-name="gr5" draw:text-style-name="P5" draw:layer="layout" svg:x1="12.011cm" svg:y1="3.957cm" svg:x2="13.242cm" svg:y2="3.957cm">
          <text:p text:style-name="P1"/>
        </draw:line>
        <draw:frame draw:style-name="gr1" draw:layer="layout" svg:width="3.038cm" svg:height="0.962cm" svg:x="17.42cm" svg:y="3.398cm">
          <draw:text-box>
            <text:p text:style-name="P1">A-D-Idop</text:p>
          </draw:text-box>
        </draw:frame>
        <draw:frame draw:style-name="gr1" draw:text-style-name="P8" draw:layer="layout" svg:width="1.162cm" svg:height="0.683cm" svg:x="16.128cm" svg:y="3.401cm">
          <draw:text-box>
            <text:p text:style-name="P1"><text:span text:style-name="T5">2+1</text:span></text:p>
          </draw:text-box>
        </draw:frame>
        <draw:line draw:style-name="gr5" draw:text-style-name="P5" draw:layer="layout" svg:x1="16.112cm" svg:y1="3.957cm" svg:x2="17.343cm" svg:y2="3.957cm">
          <text:p text:style-name="P1"/>
        </draw:line>
        <draw:frame draw:style-name="gr1" draw:layer="layout" svg:width="3.144cm" svg:height="0.962cm" svg:x="13.12cm" svg:y="3.398cm">
          <draw:text-box>
            <text:p text:style-name="P1">A-D-Galp</text:p>
          </draw:text-box>
        </draw:frame>
        <draw:rect draw:style-name="gr3" draw:text-style-name="P3" draw:layer="layout" svg:width="20.269cm" svg:height="3.78cm" svg:x="0.331cm" svg:y="1.464cm">
          <text:p text:style-name="P1"/>
        </draw:rect>
        <draw:frame draw:style-name="gr1" draw:text-style-name="P2" draw:layer="layout" svg:width="1.349cm" svg:height="1.673cm" svg:x="0.434cm" svg:y="1.646cm">
          <draw:text-box>
            <text:p text:style-name="P1"><text:span text:style-name="T1">A</text:span></text:p>
          </draw:text-box>
        </draw:fram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1:56:59</meta:creation-date>
    <dc:date>2007-06-08T11:34:02</dc:date>
    <dc:language>de-DE</dc:language>
    <meta:editing-cycles>4</meta:editing-cycles>
    <meta:editing-duration>PT20M16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